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6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7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8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9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856868449324408025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563144053568264527" text:style-name="L2">
        <text:list-item>
          <text:p text:style-name="P12">2:00 <text:s text:c="2"/>(10:00/mi)</text:p>
        </text:list-item>
        <text:list-item>
          <text:p text:style-name="P12">1:58</text:p>
        </text:list-item>
        <text:list-item>
          <text:p text:style-name="P12">1:56</text:p>
        </text:list-item>
        <text:list-item>
          <text:p text:style-name="P12">1:51</text:p>
        </text:list-item>
        <text:list-item>
          <text:p text:style-name="P12">1:49.4</text:p>
        </text:list-item>
        <text:list-item>
          <text:p text:style-name="P12">1:51.4</text:p>
        </text:list-item>
        <text:list-item>
          <text:p text:style-name="P12">1:47.7</text:p>
        </text:list-item>
        <text:list-item>
          <text:p text:style-name="P12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309251425653534873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02127758339296586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119899343740367296" text:style-name="L5">
        <text:list-item>
          <text:p text:style-name="P11">1:41</text:p>
        </text:list-item>
        <text:list-item>
          <text:p text:style-name="P11">1:44</text:p>
        </text:list-item>
        <text:list-item>
          <text:p text:style-name="P11">1:46</text:p>
        </text:list-item>
        <text:list-item>
          <text:p text:style-name="P11">1:45</text:p>
        </text:list-item>
        <text:list-item>
          <text:p text:style-name="P11">1:44</text:p>
        </text:list-item>
        <text:list-item>
          <text:p text:style-name="P11">1:47</text:p>
        </text:list-item>
        <text:list-item>
          <text:p text:style-name="P11">1:49</text:p>
        </text:list-item>
        <text:list-item>
          <text:p text:style-name="P11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5"><text:soft-page-break/>Sat 6/25/16: <text:span text:style-name="T2">6.5 miles</text:span></text:p>
      <text:p text:style-name="P15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5">Splits:</text:p>
      <text:list xml:id="list7353863018261581144" text:style-name="L6">
        <text:list-item>
          <text:p text:style-name="P16">7:21</text:p>
        </text:list-item>
        <text:list-item>
          <text:p text:style-name="P16">8:14</text:p>
        </text:list-item>
        <text:list-item>
          <text:p text:style-name="P16">8:03</text:p>
        </text:list-item>
        <text:list-item>
          <text:p text:style-name="P16">7:42</text:p>
        </text:list-item>
        <text:list-item>
          <text:p text:style-name="P16">8:16</text:p>
        </text:list-item>
      </text:list>
      <text:p text:style-name="P15"/>
      <text:p text:style-name="P15">Sun 6/26/16: <text:span text:style-name="T2">2 miles</text:span></text:p>
      <text:p text:style-name="P15">I ran 2 miles on roads in 20:10.</text:p>
      <text:p text:style-name="P15"/>
      <text:p text:style-name="P15">Mon 6/27/16: <text:span text:style-name="T2">4 miles</text:span></text:p>
      <text:p text:style-name="P15">I ran ½ mile to the indoor track in 4:36.</text:p>
      <text:p text:style-name="P15">Rest 3 minutes</text:p>
      <text:p text:style-name="P15">½ mile with no shoes on the indoor track in 3:54</text:p>
      <text:p text:style-name="P15">rest 3 minutes</text:p>
      <text:p text:style-name="P15">¼ mile of drills, i.e. high knees, butt kicks etc</text:p>
      <text:p text:style-name="P15">rest 3 minutes</text:p>
      <text:p text:style-name="P15">I ran 4 x ¼ mile on a treadmill with a ¼ mile jog before each interval and one ¼ mile jog at the end. <text:s/>The times for the runs were 1:44.7, 1:44.7, 1:44.7 and 1:42.3. The jogs were about 3 minutes.</text:p>
      <text:p text:style-name="P15">I rested 3 minutes and then jogged ½ mile home.</text:p>
      <text:p text:style-name="P15"/>
      <text:p text:style-name="P15">Tues 6/28/16: <text:span text:style-name="T2">4 miles</text:span></text:p>
      <text:p text:style-name="P15">I ran 4 miles on hilly roads and grass. <text:s/>The first mile was in 10:03 and the next three miles averaged 9:15/mi.</text:p>
      <text:p text:style-name="P15"/>
      <text:p text:style-name="P15">Wed. 6/29/16: <text:span text:style-name="T2">7 miles</text:span></text:p>
      <text:p text:style-name="P15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3508683642503674097" text:style-name="L7">
        <text:list-item>
          <text:p text:style-name="P17">1:58</text:p>
        </text:list-item>
        <text:list-item>
          <text:p text:style-name="P17">1:39.5</text:p>
        </text:list-item>
        <text:list-item>
          <text:p text:style-name="P17">1:53</text:p>
        </text:list-item>
        <text:list-item>
          <text:p text:style-name="P17">1:45</text:p>
          <text:p text:style-name="P17"><text:s text:c="2"/></text:p>
        </text:list-item>
      </text:list>
      <text:p text:style-name="P15">Thur 6/30/16: <text:span text:style-name="T2">1 mile</text:span></text:p>
      <text:p text:style-name="P15">I ran 1 mile on roads before leaving for Maryland.</text:p>
      <text:p text:style-name="P15"/>
      <text:p text:style-name="P18">Running in California MD</text:p>
      <text:p text:style-name="P18"/>
      <text:p text:style-name="P15">Fri 7/1/16:<text:span text:style-name="T2"> 4.55</text:span> <text:span text:style-name="T2">miles</text:span></text:p>
      <text:p text:style-name="P15">0.9 mile warmup </text:p>
      <text:p text:style-name="P15">3.15 miles on hilly roads in 8:44/mi</text:p>
      <text:p text:style-name="P15">0.5 mile walk in about 8 minutes</text:p>
      <text:list xml:id="list8582278494069378820" text:style-name="L8">
        <text:list-item>
          <text:list>
            <text:list-header>
              <text:p text:style-name="P19"/>
            </text:list-header>
          </text:list>
        </text:list-item>
      </text:list>
      <text:p text:style-name="P18"/>
      <text:p text:style-name="P5">28 miles in the past week</text:p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1T14:46:04.28</dc:date>
    <dc:creator>James Lombardi</dc:creator>
    <meta:editing-duration>PT8H19M3S</meta:editing-duration>
    <meta:editing-cycles>61</meta:editing-cycles>
    <meta:document-statistic meta:table-count="0" meta:image-count="0" meta:object-count="0" meta:page-count="7" meta:paragraph-count="223" meta:word-count="1987" meta:character-count="9717"/>
  </office:meta>
</office:document-meta>
</file>